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size="11pt" style:font-size-asian="11pt" style:font-size-complex="11pt"/>
    </style:style>
    <style:style style:name="P4" style:family="paragraph" style:parent-style-name="Standard">
      <style:text-properties style:font-name="Verdana" fo:font-size="11pt" fo:background-color="#ffcc99" style:font-size-asian="11pt" style:font-size-complex="11pt"/>
    </style:style>
    <style:style style:name="P5" style:family="paragraph" style:parent-style-name="Standard">
      <style:text-properties style:font-name="Verdana" fo:font-weight="normal" style:font-weight-asian="normal" style:font-weight-complex="normal"/>
    </style:style>
    <style:style style:name="P6" style:family="paragraph" style:parent-style-name="Preformatted_20_Text">
      <style:text-properties style:font-name="Courier New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You Win</text:span><text:span text:style-name="T1"> Again</text:span> <text:s/>– <text:s/>Hank Williams</text:p>
      <text:p text:style-name="P1"/>
      <text:p text:style-name="P5">Intro</text:p>
      <text:p text:style-name="P6">e--------7-----------6-------------5---------3-- </text:p>
      <text:p text:style-name="P6">B----------------------------------------------- </text:p>
      <text:p text:style-name="P6">G---4^7-----7----6-------6-----5-------5-----4-- </text:p>
      <text:p text:style-name="P6">D----------------------------------------------- </text:p>
      <text:p text:style-name="P6">A----------------------------------------------- </text:p>
      <text:p text:style-name="P6">E----------------------------------------------- </text:p>
      <text:p text:style-name="P1"/>
      <text:p text:style-name="P3"><text:s text:c="12"/>G <text:s text:c="24"/>C</text:p>
      <text:p text:style-name="P3">The news is out, <text:s/>All over town </text:p>
      <text:p text:style-name="P3"><text:s text:c="26"/>G <text:s text:c="25"/>D7</text:p>
      <text:p text:style-name="P3">That you've been seen, <text:s/>Out runnin' 'round.</text:p>
      <text:p text:style-name="P3"><text:s text:c="17"/>G <text:s text:c="25"/>C</text:p>
      <text:p text:style-name="P3">I know that I, Should leave but then,</text:p>
      <text:p text:style-name="P3"><text:s text:c="15"/>G <text:s text:c="6"/>D7 <text:s text:c="15"/>G</text:p>
      <text:p text:style-name="P3">I just can't go, You win again.</text:p>
      <text:p text:style-name="P3"/>
      <text:p text:style-name="P3"><text:s text:c="14"/>C <text:s text:c="30"/>G</text:p>
      <text:p text:style-name="P3">This heart of mine, <text:s/>Could never see </text:p>
      <text:p text:style-name="P3"><text:s text:c="17"/>A <text:s text:c="20"/>D <text:s text:c="7"/>Dsus4 <text:s/>D</text:p>
      <text:p text:style-name="P3">What everybody Knows but me.</text:p>
      <text:p text:style-name="P3"/>
      <text:p text:style-name="P3"><text:s text:c="18"/>G <text:s text:c="23"/>C</text:p>
      <text:p text:style-name="P3">Just trustin' you was my great sin, </text:p>
      <text:p text:style-name="P3"><text:s text:c="17"/>G <text:s text:c="10"/>D7 <text:s text:c="8"/>G</text:p>
      <text:p text:style-name="P3">I just can't go, Lord <text:s/>You win again. </text:p>
      <text:p text:style-name="P3"/>
      <text:p text:style-name="P4">Solo 1 (guitar)</text:p>
      <text:p text:style-name="P3"><text:s text:c="13"/>C <text:s text:c="30"/>G</text:p>
      <text:p text:style-name="P3">This heart of mine, <text:s/>Could never see </text:p>
      <text:p text:style-name="P3"><text:s text:c="17"/>A <text:s text:c="20"/>D <text:s text:c="7"/>Dsus4 <text:s/>D</text:p>
      <text:p text:style-name="P3">What everybody Knows but me.</text:p>
      <text:p text:style-name="P3"><text:s text:c="18"/>G <text:s text:c="23"/>C</text:p>
      <text:p text:style-name="P3">Just trustin' you was my great sin, </text:p>
      <text:p text:style-name="P3"><text:s text:c="17"/>G <text:s text:c="10"/>D7 <text:s text:c="8"/>G</text:p>
      <text:p text:style-name="P3">I just can't go, Lord <text:s/>You win again. </text:p>
      <text:p text:style-name="P3"/>
      <text:p text:style-name="P4">Solo 2 (piano)</text:p>
      <text:p text:style-name="P3"><text:s text:c="13"/>C <text:s text:c="30"/>G</text:p>
      <text:p text:style-name="P3">This heart of mine, <text:s/>Could never see </text:p>
      <text:p text:style-name="P3"><text:s text:c="17"/>A <text:s text:c="20"/>D <text:s text:c="7"/>Dsus4 <text:s/>D</text:p>
      <text:p text:style-name="P3">What everybody Knows but me.</text:p>
      <text:p text:style-name="P3"><text:s text:c="18"/>G <text:s text:c="23"/>C</text:p>
      <text:p text:style-name="P3">Just trustin' you was my great sin, </text:p>
      <text:p text:style-name="P3"><text:s text:c="17"/>G <text:s text:c="10"/>D7 <text:s text:c="8"/>G</text:p>
      <text:p text:style-name="P3">I just can't go, Lord <text:s/>You win again. </text:p>
      <text:p text:style-name="P3"><text:s text:c="14"/>G <text:s text:c="11"/>D7 <text:s text:c="9"/>G</text:p>
      <text:p text:style-name="P3">What can I do, Lord, You win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ean Dowd</meta:initial-creator>
    <meta:creation-date>2011-05-02T14:09:07</meta:creation-date>
    <dc:date>2011-07-24T14:35:04</dc:date>
    <dc:creator>Sean Dowd</dc:creator>
    <meta:editing-duration>PT00H33M53S</meta:editing-duration>
    <meta:editing-cycles>5</meta:editing-cycles>
    <meta:generator>NeoOffice/3.1.2$Unix OpenOffice.org_project/Patch 9</meta:generator>
    <meta:printed-by>Sean Dowd</meta:printed-by>
    <meta:print-date>2011-05-02T14:20:04</meta:print-date>
    <meta:document-statistic meta:table-count="0" meta:image-count="0" meta:object-count="0" meta:page-count="1" meta:paragraph-count="44" meta:word-count="193" meta:character-count="1737"/>
  </office:meta>
</office:document-meta>
</file>